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40.8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1" table:default-cell-style-name="ce6"/>
        <table:table-column table:style-name="co2" table:default-cell-style-name="ce8"/>
        <table:table-column table:style-name="co3" table:number-columns-repeated="7" table:default-cell-style-name="ce6"/>
        <table:table-column table:style-name="co4" table:number-columns-repeated="1010" table:default-cell-style-name="ce8"/>
        <table:table-row table:style-name="ro1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20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19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1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19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19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19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19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19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1" office:value-type="string" calcext:value-type="string">
            <text:p>1/2</text:p>
          </table:table-cell>
          <table:table-cell table:style-name="ce21"/>
          <table:table-cell table:style-name="ce21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19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1" office:value-type="string" calcext:value-type="string">
            <text:p>1/4</text:p>
          </table:table-cell>
          <table:table-cell table:style-name="ce21"/>
          <table:table-cell table:style-name="ce21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19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1" office:value-type="string" calcext:value-type="string">
            <text:p>1/360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19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19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19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19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19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19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19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19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19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19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19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1" office:value-type="string" calcext:value-type="string">
            <text:p>0.0254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19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1" office:value-type="string" calcext:value-type="string">
            <text:p>0.3048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19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1" office:value-type="string" calcext:value-type="string">
            <text:p>0.9144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19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19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19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19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19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table:number-columns-repeated="3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19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1" office:value-type="string" calcext:value-type="string">
            <text:p>0.45359237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19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19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19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1" office:value-type="string" calcext:value-type="string">
            <text:p>6894.75729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19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1" office:value-type="string" calcext:value-type="string">
            <text:p>249.0889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19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19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string" calcext:value-type="string">
            <text:p>273.15</text:p>
          </table:table-cell>
          <table:table-cell table:style-name="ce21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19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1" office:value-type="string" calcext:value-type="string">
            <text:p>5/9</text:p>
          </table:table-cell>
          <table:table-cell table:style-name="ce21" office:value-type="string" calcext:value-type="string">
            <text:p>459.67</text:p>
          </table:table-cell>
          <table:table-cell table:style-name="ce21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19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19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19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19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19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1" office:value-type="float" office:value="86400" calcext:value-type="float">
            <text:p>86400</text:p>
          </table:table-cell>
          <table:table-cell table:style-name="ce21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19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 table:number-rows-repeated="104852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office:forms form:automatic-focus="true" form:apply-design-mode="false"/>
        <table:table-column table:style-name="co8" table:default-cell-style-name="ce6"/>
        <table:table-column table:style-name="co9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2:Units.L5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1:20:32.9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3T11:21:26.301000000</dc:date>
    <meta:editing-duration>PT1H10M11S</meta:editing-duration>
    <meta:editing-cycles>26</meta:editing-cycles>
    <meta:generator>LibreOffice/6.1.5.2$Windows_X86_64 LibreOffice_project/90f8dcf33c87b3705e78202e3df5142b201bd805</meta:generator>
    <meta:document-statistic meta:table-count="3" meta:cell-count="560" meta:object-count="1"/>
  </office:meta>
</office:document-meta>
</file>